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o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3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T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P72" style:parent-style-name="Standard" style:list-style-name="LFO4" style:family="paragraph"/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list-style-name="LFO7" style:family="paragraph">
      <style:text-properties fo:font-size="14pt" style:font-size-asian="14pt" style:font-size-complex="14pt"/>
    </style:style>
    <style:style style:name="P77" style:parent-style-name="Standard" style:list-style-name="LFO7" style:family="paragraph"/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list-style-name="LFO4" style:family="paragraph"/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Standard" style:list-style-name="LFO4" style:family="paragraph">
      <style:text-properties fo:font-size="14pt" style:font-size-asian="14pt" style:font-size-complex="14pt"/>
    </style:style>
    <style:style style:name="P83" style:parent-style-name="Standard" style:list-style-name="LFO8" style:family="paragraph">
      <style:text-properties fo:font-size="14pt" style:font-size-asian="14pt" style:font-size-complex="14pt"/>
    </style:style>
    <style:style style:name="P84" style:parent-style-name="Standard" style:list-style-name="LFO8" style:family="paragraph">
      <style:text-properties fo:font-size="14pt" style:font-size-asian="14pt" style:font-size-complex="14pt"/>
    </style:style>
    <style:style style:name="P85" style:parent-style-name="Standard" style:list-style-name="LFO8" style:family="paragraph">
      <style:text-properties fo:font-size="14pt" style:font-size-asian="14pt" style:font-size-complex="14pt"/>
    </style:style>
    <style:style style:name="P86" style:parent-style-name="Standard" style:list-style-name="LFO10" style:family="paragraph"/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P89" style:parent-style-name="Standard" style:list-style-name="LFO4" style:family="paragraph"/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list-style-name="LFO4" style:family="paragraph">
      <style:text-properties fo:font-size="14pt" style:font-size-asian="14pt" style:font-size-complex="14pt"/>
    </style:style>
    <style:style style:name="P94" style:parent-style-name="Standard" style:list-style-name="LFO4" style:family="paragraph"/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Standard" style:family="paragraph">
      <style:paragraph-properties fo:text-indent="0.4923in"/>
    </style:style>
    <style:style style:name="T9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paragraph-properties fo:text-indent="0.4923in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Standard" style:family="paragraph">
      <style:paragraph-properties fo:text-indent="0.4923in"/>
    </style:style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5" style:parent-style-name="Standard" style:family="paragraph">
      <style:paragraph-properties fo:text-indent="0.4923in"/>
      <style:text-properties fo:font-size="14pt" style:font-size-asian="14pt" style:font-size-complex="14pt" fo:language="en" fo:country="US"/>
    </style:style>
    <style:style style:name="P116" style:parent-style-name="Standard" style:list-style-name="LFO3" style:family="paragraph"/>
    <style:style style:name="T1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1" style:parent-style-name="Standard" style:list-style-name="LFO12" style:family="paragraph"/>
    <style:style style:name="T1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Standard" style:list-style-name="LFO12" style:family="paragraph"/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Standard" style:list-style-name="LFO12" style:family="paragraph"/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3" style:parent-style-name="Standard" style:list-style-name="LFO12" style:family="paragraph"/>
    <style:style style:name="T1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0" style:parent-style-name="Standard" style:list-style-name="LFO12" style:family="paragraph"/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list-style-name="LFO12" style:family="paragraph"/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Standard" style:list-style-name="LFO12" style:family="paragraph"/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Standard" style:list-style-name="LFO12" style:family="paragraph"/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2" style:parent-style-name="Standard" style:list-style-name="LFO14" style:family="paragraph"/>
    <style:style style:name="T1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5" style:parent-style-name="Standard" style:list-style-name="LFO14" style:family="paragraph"/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8" style:parent-style-name="Standard" style:list-style-name="LFO14" style:family="paragraph"/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Standard" style:list-style-name="LFO14" style:family="paragraph"/>
    <style:style style:name="T1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3" style:parent-style-name="Standard" style:list-style-name="LFO14" style:family="paragraph"/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3" style:parent-style-name="Standard" style:list-style-name="LFO14" style:family="paragraph"/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P185" style:parent-style-name="Standard" style:list-style-name="LFO16" style:family="paragraph"/>
    <style:style style:name="T1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8" style:parent-style-name="Standard" style:list-style-name="LFO16" style:family="paragraph"/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0" style:parent-style-name="Standard" style:list-style-name="LFO16" style:family="paragraph"/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Standard" style:list-style-name="LFO16" style:family="paragraph"/>
    <style:style style:name="T2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7" style:parent-style-name="Standard" style:list-style-name="LFO16" style:family="paragraph"/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Standard" style:list-style-name="LFO16" style:family="paragraph"/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8" style:parent-style-name="Standard" style:list-style-name="LFO16" style:family="paragraph"/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Standard" style:list-style-name="LFO16" style:family="paragraph"/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P225" style:parent-style-name="Standard" style:family="paragraph">
      <style:paragraph-properties fo:margin-left="1.24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22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2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US"/>
    </style:style>
    <style:style style:name="P230" style:parent-style-name="Standard" style:family="paragraph">
      <style:text-properties fo:font-size="16pt" style:font-size-asian="16pt" style:font-size-complex="16pt" fo:language="en" fo:country="US"/>
    </style:style>
    <style:style style:name="T2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39" style:parent-style-name="Гиперссылка" style:family="text">
      <style:text-properties fo:font-size="14pt" style:font-size-asian="14pt" style:font-size-complex="14pt" fo:language="en" fo:country="US"/>
    </style:style>
    <style:style style:name="T240" style:parent-style-name="Гиперссылка" style:family="text">
      <style:text-properties fo:font-size="14pt" style:font-size-asian="14pt" style:font-size-complex="14pt"/>
    </style:style>
    <style:style style:name="T241" style:parent-style-name="Гиперссылка" style:family="text">
      <style:text-properties fo:font-size="14pt" style:font-size-asian="14pt" style:font-size-complex="14pt" fo:language="en" fo:country="US"/>
    </style:style>
    <style:style style:name="T242" style:parent-style-name="Гиперссылка" style:family="text">
      <style:text-properties fo:font-size="14pt" style:font-size-asian="14pt" style:font-size-complex="14pt"/>
    </style:style>
    <style:style style:name="T243" style:parent-style-name="Гиперссылка" style:family="text">
      <style:text-properties fo:font-size="14pt" style:font-size-asian="14pt" style:font-size-complex="14pt" fo:language="en" fo:country="US"/>
    </style:style>
    <style:style style:name="T244" style:parent-style-name="Гиперссылка" style:family="text">
      <style:text-properties fo:font-size="14pt" style:font-size-asian="14pt" style:font-size-complex="14pt"/>
    </style:style>
    <style:style style:name="T245" style:parent-style-name="Гиперссылка" style:family="text">
      <style:text-properties fo:font-size="14pt" style:font-size-asian="14pt" style:font-size-complex="14pt" fo:language="en" fo:country="US"/>
    </style:style>
    <style:style style:name="T246" style:parent-style-name="Гиперссылка" style:family="text">
      <style:text-properties fo:font-size="14pt" style:font-size-asian="14pt" style:font-size-complex="14pt"/>
    </style:style>
    <style:style style:name="T247" style:parent-style-name="Гиперссылка" style:family="text">
      <style:text-properties fo:font-size="14pt" style:font-size-asian="14pt" style:font-size-complex="14pt" fo:language="en" fo:country="US"/>
    </style:style>
    <style:style style:name="T248" style:parent-style-name="Гиперссылка" style:family="text">
      <style:text-properties fo:font-size="14pt" style:font-size-asian="14pt" style:font-size-complex="14pt"/>
    </style:style>
    <style:style style:name="T249" style:parent-style-name="Гиперссылка" style:family="text">
      <style:text-properties fo:font-size="14pt" style:font-size-asian="14pt" style:font-size-complex="14pt" fo:language="en" fo:country="US"/>
    </style:style>
    <style:style style:name="T250" style:parent-style-name="Гиперссылка" style:family="text">
      <style:text-properties fo:font-size="14pt" style:font-size-asian="14pt" style:font-size-complex="14pt" fo:language="en" fo:country="US"/>
    </style:style>
    <style:style style:name="T251" style:parent-style-name="Гиперссылка" style:family="text">
      <style:text-properties fo:font-size="14pt" style:font-size-asian="14pt" style:font-size-complex="14pt" fo:language="en" fo:country="US"/>
    </style:style>
    <style:style style:name="T252" style:parent-style-name="Гиперссылк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5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5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56" style:parent-style-name="Обычный" style:family="paragraph">
      <style:text-properties fo:font-size="14pt" style:font-size-asian="14pt" style:font-size-complex="14pt"/>
    </style:style>
    <style:style style:name="P257" style:parent-style-name="Standard" style:family="paragraph">
      <style:text-properties fo:language="en" fo:country="US"/>
    </style:style>
  </office:automatic-styles>
  <office:body>
    <office:text text:use-soft-page-breaks="true">
      <text:p text:style-name="P1">ФИО:<text:s/>Голуб Егор Евгеньевич</text:p>
      <text:p text:style-name="P2">Группа: СКБ251</text:p>
      <text:p text:style-name="P3"/>
      <text:list text:style-name="LFO3" text:continue-numbering="true">
        <text:list-item>
          <text:p text:style-name="P4"><text:span text:style-name="T5">Задание:</text:span><text:span text:style-name="T6"><text:s/></text:span><text:span text:style-name="T7">Группировка элементов массива</text:span><text:span text:style-name="T8"><text:s/></text:span><text:span text:style-name="T9">и статистика по группам</text:span></text:p>
        </text:list-item>
      </text:list>
      <text:p text:style-name="P10"/>
      <text:p text:style-name="P11">Реализовать шаблонную функцию:<text:s/></text:p>
      <text:p text:style-name="P12"><text:span text:style-name="T13">groupStats(arr, n, keyFunc, valueFunc)</text:span><text:span text:style-name="T14"><text:s/></text:span></text:p>
      <text:p text:style-name="P15">которая обрабатывает массив arr размера n и возвращает набор групп. Группы определяются значением ключа keyFunc(x) для каждого элемента x.</text:p>
      <text:p text:style-name="P16"><text:span text:style-name="T17">Для каждой группы функция должна посчитать и сохранить:<text:s/></text:span></text:p>
      <text:p text:style-name="P18"><text:span text:style-name="T19">1.<text:s/></text:span><text:span text:style-name="T20">key</text:span><text:span text:style-name="T21"><text:s/>- ключ группы<text:s/></text:span></text:p>
      <text:p text:style-name="P22"><text:span text:style-name="T23">2.<text:s/></text:span><text:span text:style-name="T24">count</text:span><text:span text:style-name="T25"><text:s/>- количество элементов в группе<text:s/></text:span></text:p>
      <text:p text:style-name="P26"><text:span text:style-name="T27">3.<text:s/></text:span><text:span text:style-name="T28">minElem</text:span><text:span text:style-name="T29"><text:s/>- минимальный элемент группы (по оператору &lt;)<text:s/></text:span></text:p>
      <text:p text:style-name="P30"><text:span text:style-name="T31">4.<text:s/></text:span><text:span text:style-name="T32">maxElem</text:span><text:span text:style-name="T33"><text:s/>- максимальный элемент группы (по оператору &lt;)<text:s/></text:span></text:p>
      <text:p text:style-name="P34"><text:span text:style-name="T35">5.<text:s/></text:span><text:span text:style-name="T36">sum</text:span><text:span text:style-name="T37"><text:s/>- сумма значений valueFunc(x) по всем элементам группы<text:s/></text:span></text:p>
      <text:p text:style-name="P38"><text:span text:style-name="T39">6.<text:s/></text:span><text:span text:style-name="T40">avg</text:span><text:span text:style-name="T41"><text:s/>- среднее значение valueFunc(x) по группе<text:s/></text:span></text:p>
      <text:p text:style-name="P42"/>
      <text:p text:style-name="P43"><text:span text:style-name="T44">Требования:<text:s/></text:span></text:p>
      <text:p text:style-name="P45"><text:span text:style-name="T46">•<text:s/></text:span><text:span text:style-name="T47">groupStats</text:span><text:span text:style-name="T48"><text:s/>- шаблонная функция.<text:s/></text:span></text:p>
      <text:p text:style-name="P49"><text:span text:style-name="T50">•<text:s/></text:span><text:span text:style-name="T51">keyFunc</text:span><text:span text:style-name="T52"><text:s/>и<text:s/></text:span><text:span text:style-name="T53">valueFunc</text:span><text:span text:style-name="T54"><text:s/>передаются как параметр (лямбда/функтор/указатель на функцию).<text:s/></text:span></text:p>
      <text:p text:style-name="P55"><text:span text:style-name="T56">• Результат вернуть в виде<text:s/></text:span><text:span text:style-name="T57">std::vector&lt;GroupInfo&lt;</text:span><text:span text:style-name="T58">…</text:span><text:span text:style-name="T59">&gt;&gt;</text:span><text:span text:style-name="T60">, где<text:s/></text:span><text:span text:style-name="T61">GroupInfo</text:span><text:span text:style-name="T62"><text:s/>- ваша структура для хранения статистики одной группы.</text:span></text:p>
      <text:p text:style-name="P63"/>
      <text:p text:style-name="P64"><text:span text:style-name="T65">Демонстрация в<text:s/></text:span><text:span text:style-name="T66">main()</text:span><text:span text:style-name="T67"><text:s/></text:span></text:p>
      <text:p text:style-name="P68"><text:span text:style-name="T69">Показать работу<text:s/></text:span><text:span text:style-name="T70">groupStats</text:span><text:span text:style-name="T71"><text:s/>на трёх массивах:<text:s/></text:span></text:p>
      <text:list text:style-name="LFO4" text:continue-numbering="true">
        <text:list-item>
          <text:p text:style-name="P72"><text:span text:style-name="T73">Массив<text:s/></text:span><text:span text:style-name="T74">int</text:span><text:span text:style-name="T75"><text:s/></text:span></text:p>
        </text:list-item>
      </text:list>
      <text:list text:style-name="LFO7" text:continue-numbering="true">
        <text:list-item>
          <text:p text:style-name="P76">Ключ: последняя цифра числа x % 10<text:s/></text:p>
        </text:list-item>
        <text:list-item>
          <text:p text:style-name="P77"><text:span text:style-name="T78">V</text:span><text:span text:style-name="T79">alue: само число x<text:s/></text:span></text:p>
        </text:list-item>
      </text:list>
      <text:list text:style-name="LFO4" text:continue-numbering="true">
        <text:list-item>
          <text:p text:style-name="P80"><text:span text:style-name="T81">Массив double<text:s/></text:span></text:p>
          <text:list text:continue-numbering="true">
            <text:list-item>
              <text:p text:style-name="P82">Ключ: номер интервала<text:s/></text:p>
            </text:list-item>
          </text:list>
        </text:list-item>
      </text:list>
      <text:list text:style-name="LFO8" text:continue-numbering="true">
        <text:list-item>
          <text:p text:style-name="P83">0, если x &lt; 0<text:s/></text:p>
        </text:list-item>
        <text:list-item>
          <text:p text:style-name="P84">1, если 0 &lt;= x &amp;&amp; x &lt;= 10<text:s/></text:p>
        </text:list-item>
        <text:list-item>
          <text:p text:style-name="P85">2, если x &gt; 10 o</text:p>
        </text:list-item>
      </text:list>
      <text:list text:style-name="LFO10" text:continue-numbering="true">
        <text:list-item>
          <text:p text:style-name="P86"><text:span text:style-name="T87">V</text:span><text:span text:style-name="T88">alue: само число x<text:s/></text:span></text:p>
        </text:list-item>
      </text:list>
      <text:list text:style-name="LFO4" text:continue-numbering="true">
        <text:list-item>
          <text:p text:style-name="P89"><text:span text:style-name="T90">Массив<text:s/></text:span><text:span text:style-name="T91">std::string</text:span><text:span text:style-name="T92"><text:s/></text:span></text:p>
          <text:list text:continue-numbering="true">
            <text:list-item>
              <text:p text:style-name="P93">Ключ: первая буква строки (тип ключа char)<text:s/></text:p>
            </text:list-item>
            <text:list-item>
              <text:p text:style-name="P94"><text:span text:style-name="T95">V</text:span><text:span text:style-name="T96">alue: длина строки</text:span></text:p>
            </text:list-item>
          </text:list>
        </text:list-item>
      </text:list>
      <text:p text:style-name="P97"><text:span text:style-name="T98">Вывод<text:s/></text:span></text:p>
      <text:p text:style-name="P99"><text:span text:style-name="T100">В<text:s/></text:span><text:span text:style-name="T101">main()</text:span><text:span text:style-name="T102"><text:s/>вывести статистику по каждой группе в формате:</text:span></text:p>
      <text:p text:style-name="P103"><text:span text:style-name="T104">key</text:span><text:span text:style-name="T105">,<text:s/></text:span><text:span text:style-name="T106">count</text:span><text:span text:style-name="T107">,<text:s/></text:span><text:span text:style-name="T108">minElem</text:span><text:span text:style-name="T109">,<text:s/></text:span><text:span text:style-name="T110">maxElem</text:span><text:span text:style-name="T111">,<text:s/></text:span><text:span text:style-name="T112">sum</text:span><text:span text:style-name="T113">,<text:s/></text:span><text:span text:style-name="T114">avg</text:span></text:p>
      <text:p text:style-name="P115"/>
      <text:soft-page-break/>
      <text:list text:style-name="LFO3" text:continue-numbering="true">
        <text:list-item>
          <text:p text:style-name="P116"><text:span text:style-name="T117">Описание</text:span><text:span text:style-name="T118"><text:s/></text:span><text:span text:style-name="T119">алгоритма</text:span><text:span text:style-name="T120">:</text:span></text:p>
        </text:list-item>
      </text:list>
      <text:list text:style-name="LFO12" text:continue-numbering="true">
        <text:list-item>
          <text:p text:style-name="P121"><text:span text:style-name="T122">Структура<text:s/></text:span><text:span text:style-name="T123">Group</text:span><text:span text:style-name="T124">Info</text:span></text:p>
          <text:list text:continue-numbering="true">
            <text:list-item>
              <text:p text:style-name="P125"><text:span text:style-name="T126">Хранит данные</text:span><text:span text:style-name="T127"><text:s/></text:span><text:span text:style-name="T128">каждой группы</text:span></text:p>
            </text:list-item>
          </text:list>
        </text:list-item>
        <text:list-item>
          <text:p text:style-name="P129"><text:span text:style-name="T130"><text:s/></text:span><text:span text:style-name="T131">Функция<text:s/></text:span><text:span text:style-name="T132">GroupStats</text:span></text:p>
          <text:list text:continue-numbering="true">
            <text:list-item>
              <text:p text:style-name="P133"><text:span text:style-name="T134"><text:s/></text:span><text:span text:style-name="T135">Принимает на вход список, который нужно разделить на группы, размер этого списка, и функторы<text:s/></text:span><text:span text:style-name="T136">key</text:span><text:span text:style-name="T137"><text:s/></text:span><text:span text:style-name="T138">и<text:s/></text:span><text:span text:style-name="T139">val</text:span></text:p>
            </text:list-item>
            <text:list-item>
              <text:p text:style-name="P140"><text:span text:style-name="T141">Создаёт вектор<text:s/></text:span><text:span text:style-name="T142">groups</text:span><text:span text:style-name="T143">,<text:s/></text:span><text:span text:style-name="T144">в котором хранятся структуры для каждого ключа</text:span></text:p>
            </text:list-item>
            <text:list-item>
              <text:p text:style-name="P145"><text:span text:style-name="T146">Проходится по всему входному списку, каждый элемент распределяет в соответствующую структуру опираясь на ключ элемента и структуры(если таковой нет, создаётся новая структура с ключом элемента)</text:span></text:p>
            </text:list-item>
            <text:list-item>
              <text:p text:style-name="P147"><text:span text:style-name="T148">Определяет параметры каждой структуры</text:span><text:span text:style-name="T149">: <text:s/></text:span><text:span text:style-name="T150">minElem</text:span><text:span text:style-name="T151">,<text:s/></text:span><text:span text:style-name="T152">maxElem</text:span><text:span text:style-name="T153">,<text:s/></text:span><text:span text:style-name="T154">avg</text:span><text:span text:style-name="T155">,<text:s/></text:span><text:span text:style-name="T156">sum</text:span><text:span text:style-name="T157">,<text:s/></text:span><text:span text:style-name="T158">count</text:span></text:p>
            </text:list-item>
            <text:list-item>
              <text:p text:style-name="P159"><text:span text:style-name="T160">Возвращает<text:s/></text:span><text:span text:style-name="T161">groups</text:span></text:p>
            </text:list-item>
          </text:list>
        </text:list-item>
      </text:list>
      <text:list text:style-name="LFO14" text:continue-numbering="true">
        <text:list-item>
          <text:p text:style-name="P162"><text:span text:style-name="T163">Функция<text:s/></text:span><text:span text:style-name="T164">print</text:span></text:p>
          <text:list text:continue-numbering="true">
            <text:list-item>
              <text:p text:style-name="P165"><text:span text:style-name="T166">Принимает на вход одну структуру<text:s/></text:span><text:span text:style-name="T167">GroupInfo</text:span></text:p>
            </text:list-item>
            <text:list-item>
              <text:p text:style-name="P168"><text:span text:style-name="T169">Красиво печатает данные из неё</text:span></text:p>
            </text:list-item>
          </text:list>
        </text:list-item>
        <text:list-item>
          <text:p text:style-name="P170"><text:span text:style-name="T171"><text:s/>Класс<text:s/></text:span><text:span text:style-name="T172">Key</text:span></text:p>
          <text:list text:continue-numbering="true">
            <text:list-item>
              <text:p text:style-name="P173"><text:span text:style-name="T174">Определяет, считать ключ для значения<text:s/></text:span><text:span text:style-name="T175">int</text:span><text:span text:style-name="T176">,<text:s/></text:span><text:span text:style-name="T177">double</text:span><text:span text:style-name="T178">,<text:s/></text:span><text:span text:style-name="T179">или<text:s/></text:span><text:span text:style-name="T180">std</text:span><text:span text:style-name="T181">::</text:span><text:span text:style-name="T182">string</text:span></text:p>
            </text:list-item>
            <text:list-item>
              <text:p text:style-name="P183"><text:span text:style-name="T184">Возвращает ключ в зависимости от типа подаваемых данных</text:span></text:p>
            </text:list-item>
          </text:list>
        </text:list-item>
      </text:list>
      <text:list text:style-name="LFO16" text:continue-numbering="true">
        <text:list-item>
          <text:p text:style-name="P185"><text:span text:style-name="T186">Класс<text:s/></text:span><text:span text:style-name="T187">Value</text:span></text:p>
          <text:list text:continue-numbering="true">
            <text:list-item>
              <text:p text:style-name="P188"><text:span text:style-name="T189">Определяет, считать<text:s/></text:span><text:span text:style-name="T190">value</text:span><text:span text:style-name="T191"><text:s/>для значения<text:s/></text:span><text:span text:style-name="T192">int</text:span><text:span text:style-name="T193">,<text:s/></text:span><text:span text:style-name="T194">double</text:span><text:span text:style-name="T195">,<text:s/></text:span><text:span text:style-name="T196">или<text:s/></text:span><text:span text:style-name="T197">std</text:span><text:span text:style-name="T198">::</text:span><text:span text:style-name="T199">string</text:span></text:p>
            </text:list-item>
            <text:list-item>
              <text:p text:style-name="P200"><text:span text:style-name="T201">Возвращает<text:s/></text:span><text:span text:style-name="T202">value</text:span><text:span text:style-name="T203"><text:s/>в зависимости от типа подаваемых данных</text:span></text:p>
            </text:list-item>
          </text:list>
        </text:list-item>
        <text:list-item>
          <text:p text:style-name="P204"><text:span text:style-name="T205">Функция<text:s/></text:span><text:span text:style-name="T206">main()</text:span></text:p>
          <text:list text:continue-numbering="true">
            <text:list-item>
              <text:p text:style-name="P207"><text:span text:style-name="T208">Точка входа в программу</text:span></text:p>
            </text:list-item>
            <text:list-item>
              <text:p text:style-name="P209"><text:span text:style-name="T210">Создаются 3 массива с данными типа<text:s/></text:span><text:span text:style-name="T211">int</text:span><text:span text:style-name="T212">,<text:s/></text:span><text:span text:style-name="T213">double</text:span><text:span text:style-name="T214">,<text:s/></text:span><text:span text:style-name="T215">std</text:span><text:span text:style-name="T216">::</text:span><text:span text:style-name="T217">string</text:span></text:p>
            </text:list-item>
            <text:list-item>
              <text:p text:style-name="P218"><text:span text:style-name="T219">Каждый массив с помощью функции<text:s/></text:span><text:span text:style-name="T220">GroupStats</text:span><text:span text:style-name="T221"><text:s/></text:span><text:span text:style-name="T222">разбивается на группы</text:span></text:p>
            </text:list-item>
            <text:list-item>
              <text:p text:style-name="P223"><text:span text:style-name="T224">Данные каждой группы выводятся в терминал</text:span></text:p>
            </text:list-item>
          </text:list>
        </text:list-item>
      </text:list>
      <text:p text:style-name="P225"/>
      <text:p text:style-name="Standard"><text:span text:style-name="T226">3.<text:s/></text:span><text:span text:style-name="T227">Код</text:span><text:span text:style-name="T228">:</text:span></text:p>
      <text:p text:style-name="P229">#include &lt;iostream&gt;<text:line-break/>#include &lt;vector&gt;<text:line-break/>#include &lt;string&gt;<text:line-break/>#include &lt;iterator&gt;<text:line-break/>#include &lt;utility&gt;<text:line-break/><text:line-break/>using namespace std;<text:line-break/><text:line-break/>template &lt;typename Key, typename Elem, typename Sum&gt;<text:line-break/><text:soft-page-break/>struct GroupInfo {<text:line-break/><text:s text:c="4"/>Key key;<text:line-break/><text:s text:c="4"/>size_t count;<text:line-break/><text:s text:c="4"/>Elem minElem;<text:line-break/><text:s text:c="4"/>Elem maxElem;<text:line-break/><text:s text:c="4"/>Sum sum;<text:line-break/><text:s text:c="4"/>double avg;<text:line-break/>};<text:line-break/><text:line-break/>template &lt;typename T, typename Key, typename Val&gt;<text:line-break/><text:line-break/>auto GroupStats(const T* arr, const size_t n, Key key, Val val) {<text:line-break/><text:s text:c="4"/>using keytype = decltype(key(declval&lt;T&gt;()));<text:line-break/><text:s text:c="4"/>using valtype = decltype(val(declval&lt;T&gt;()));<text:line-break/><text:s text:c="4"/>vector&lt;GroupInfo&lt;keytype, T, valtype&gt;&gt; groups;<text:line-break/><text:s text:c="4"/>for (size_t i = 0; i &lt; n; ++i) {<text:line-break/><text:s text:c="8"/>const T&amp; a = arr[i];<text:line-break/><text:s text:c="8"/>size_t group_id = 0;<text:line-break/><text:s text:c="8"/>for (; group_id &lt; groups.size(); ++group_id) {<text:line-break/><text:s text:c="12"/>if (groups[group_id].key == key(a)) {<text:line-break/><text:s text:c="16"/>break;<text:line-break/><text:s text:c="12"/>}<text:line-break/><text:s text:c="8"/>}<text:line-break/><text:s text:c="8"/>if (group_id == groups.size()) {<text:line-break/><text:s text:c="12"/>GroupInfo&lt;keytype, T, valtype&gt; group ;<text:line-break/><text:s text:c="12"/>group.key = key(a);<text:line-break/><text:s text:c="12"/>group.count = 1;<text:line-break/><text:s text:c="12"/>group.minElem = a;<text:line-break/><text:s text:c="12"/>group.maxElem = a;<text:line-break/><text:s text:c="12"/>group.sum = val(a);<text:line-break/><text:s text:c="12"/>group.avg = static_cast&lt;double&gt;(val(a));<text:line-break/><text:s text:c="12"/>groups.push_back(group);<text:line-break/><text:s text:c="8"/>}<text:line-break/><text:s text:c="8"/>else {<text:line-break/><text:s text:c="12"/>groups[group_id].count += 1;<text:line-break/><text:s text:c="12"/>if (groups[group_id].minElem &gt; a) {<text:line-break/><text:s text:c="16"/>groups[group_id].minElem = a;<text:line-break/><text:soft-page-break/><text:s text:c="12"/>}<text:line-break/><text:s text:c="12"/>if (groups[group_id].maxElem &lt; a) {<text:line-break/><text:s text:c="16"/>groups[group_id].maxElem = a;<text:line-break/><text:s text:c="12"/>}<text:line-break/><text:s text:c="12"/>groups[group_id].sum += val(a);<text:line-break/><text:s text:c="12"/>groups[group_id].avg = static_cast&lt;double&gt;(groups[group_id].sum) / static_cast&lt;double&gt;(groups[group_id].count);<text:line-break/><text:s text:c="8"/>}<text:line-break/><text:s text:c="4"/>}<text:line-break/><text:s text:c="4"/>return groups;<text:line-break/>}<text:line-break/><text:line-break/>class Key {<text:line-break/>public:<text:line-break/><text:s text:c="4"/>int operator()(int y) const {return y % 10;}<text:line-break/><text:s text:c="4"/>int operator()(double y) const {<text:line-break/><text:s text:c="8"/>if (y &lt; 0) return 0;<text:line-break/><text:s text:c="8"/>if (y &lt;= 10) return 1;<text:line-break/><text:s text:c="8"/>return 2;<text:line-break/><text:s text:c="4"/>}<text:line-break/><text:s text:c="4"/>char operator()(string y) const {return y[0];}<text:line-break/>};<text:line-break/><text:line-break/>class Value {<text:line-break/>public:<text:line-break/><text:s text:c="4"/>int operator()(int y) const {return y;}<text:line-break/><text:s text:c="4"/>double operator()(double y) const {return y;}<text:line-break/><text:s text:c="4"/>int operator()(string y) const {return static_cast&lt;int&gt;(y.length());}<text:line-break/>};<text:line-break/><text:line-break/>template&lt;typename Key, typename Elem, typename Sum&gt;<text:line-break/>void print(const GroupInfo&lt;Key, Elem, Sum&gt;&amp; g) {<text:line-break/><text:s text:c="4"/>cout &lt;&lt; "Key: " &lt;&lt; g.key &lt;&lt; " <text:s/>"<text:line-break/><text:s text:c="9"/>&lt;&lt; "Count: " &lt;&lt; g.count &lt;&lt; " <text:s/>"<text:line-break/><text:s text:c="9"/>&lt;&lt; "MinElement: " &lt;&lt; g.minElem &lt;&lt; " <text:s/>"<text:line-break/><text:s text:c="9"/>&lt;&lt; "MaxElement: " &lt;&lt; g.maxElem &lt;&lt; " <text:s/>"<text:line-break/><text:soft-page-break/><text:s text:c="9"/>&lt;&lt; "Sum: " &lt;&lt; g.sum &lt;&lt; " <text:s/>"<text:line-break/><text:s text:c="9"/>&lt;&lt; "Average: " &lt;&lt; g.avg &lt;&lt; endl &lt;&lt; endl;<text:line-break/>}<text:line-break/><text:line-break/><text:line-break/>int main() {<text:line-break/><text:s text:c="4"/>cout &lt;&lt; "====== INT ======" &lt;&lt; endl;<text:line-break/><text:s text:c="4"/>const int intArr[] = {1, 11, 21, 31, 1, 11};<text:line-break/><text:s text:c="4"/>const auto IntGroup = GroupStats(intArr, size(intArr), Key{}, Value{});<text:line-break/><text:s text:c="4"/>for (const auto &amp; i : IntGroup) {<text:line-break/><text:s text:c="8"/>print(i);<text:line-break/><text:s text:c="4"/>}<text:line-break/><text:s text:c="4"/>cout &lt;&lt; "====== DOUBLE ======" &lt;&lt; endl;<text:line-break/><text:s text:c="4"/>const double doubleArr[] = {-1, -4.3, 0, 0.2, 4.6234, 10.333};<text:line-break/><text:s text:c="4"/>const auto doubleGroup = GroupStats(doubleArr, size(doubleArr), Key{}, Value{});<text:line-break/><text:s text:c="4"/>for (const auto &amp; i: doubleGroup) {<text:line-break/><text:s text:c="8"/>print(i);<text:line-break/><text:s text:c="4"/>}<text:line-break/><text:s text:c="4"/>cout &lt;&lt; "====== STRING ======" &lt;&lt; endl;<text:line-break/><text:s text:c="4"/>string strArr[] = {"one", "two", "three", "four", "five", "six", "seven", "eight", "nine"};<text:line-break/><text:s text:c="4"/>const auto stringGroup = GroupStats(strArr, size(strArr), Key{}, Value{});<text:line-break/><text:s text:c="4"/>for (const auto &amp; i : stringGroup) {<text:line-break/><text:s text:c="8"/>print(i);<text:line-break/><text:s text:c="4"/>}<text:line-break/><text:s text:c="4"/>return 0;<text:line-break/>}</text:p>
      <text:p text:style-name="P230"/>
      <text:p text:style-name="Standard"><text:span text:style-name="T231">4.<text:s/></text:span><text:span text:style-name="T232">C</text:span><text:span text:style-name="T233">сылка</text:span><text:span text:style-name="T234"><text:s/></text:span><text:span text:style-name="T235">на</text:span><text:span text:style-name="T236"><text:s/></text:span><text:span text:style-name="T237">репризиторий</text:span><text:span text:style-name="T238">:</text:span><text:s/><text:a xlink:href="https://github.com/Mirox-dev/Lab_9" office:target-frame-name="_top" xlink:show="replace"><text:span text:style-name="T239">https</text:span><text:span text:style-name="T240">://</text:span><text:span text:style-name="T241">github</text:span><text:span text:style-name="T242">.</text:span><text:span text:style-name="T243">com</text:span><text:span text:style-name="T244">/</text:span><text:span text:style-name="T245">Mirox</text:span><text:span text:style-name="T246">-</text:span><text:span text:style-name="T247">dev</text:span><text:span text:style-name="T248">/</text:span><text:span text:style-name="T249">L</text:span><text:bookmark-start text:name="_Hlt220415829"/><text:bookmark-start text:name="_Hlt220415830"/><text:span text:style-name="T250">a</text:span><text:bookmark-end text:name="_Hlt220415829"/><text:bookmark-end text:name="_Hlt220415830"/><text:span text:style-name="T251">b</text:span><text:span text:style-name="T252">_9</text:span></text:a></text:p>
      <text:p text:style-name="Standard"><text:span text:style-name="T253">5.<text:s/></text:span><text:span text:style-name="T254">Вывод</text:span><text:span text:style-name="T255">:</text:span></text:p>
      <text:p text:style-name="P256"><text:s text:c="2"/>В ходе лабораторной работы были изучены и реализованы шаблонные функции на языке C++. Был получен практический навык работы с обобщёнными алгоритмами.</text:p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ymbol" style:font-name-asian="NSimSun" style:font-name-complex="Lucida Sans"/>
    </style:style>
    <style:style style:name="WW_CharLFO4LVL3" style:family="text">
      <style:text-properties style:font-name="Courier New" style:font-name-complex="Courier New"/>
    </style:style>
    <style:style style:name="WW_CharLFO5LVL1" style:family="text">
      <style:text-properties style:font-name="Symbol" style:font-name-asian="NSimSun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NSimSun" style:font-name-complex="Lucida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NSimSun" style:font-name-complex="Lucida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asian="NSimSun" style:font-name-complex="Lucida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asian="NSimSun" style:font-name-complex="Lucida San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asian="NSimSun" style:font-name-complex="Lucida San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asian="NSimSun" style:font-name-complex="Lucida Sans" fo:font-size="14pt" style:font-size-asian="14pt" style:font-size-complex="14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asian="NSimSun" style:font-name-complex="Lucida San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asian="NSimSun" style:font-name-complex="Lucida San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style:font-name-asian="NSimSun" style:font-name-complex="Lucida San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style:font-name-asian="NSimSun" style:font-name-complex="Lucida San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o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user</meta:initial-creator>
    <dc:creator>Евгений Голуб</dc:creator>
    <meta:creation-date>2026-01-27T10:48:00Z</meta:creation-date>
    <dc:date>2026-01-27T11:17:00Z</dc:date>
    <meta:template xlink:href="Normal" xlink:type="simple"/>
    <meta:editing-cycles>3</meta:editing-cycles>
    <meta:editing-duration>PT1380S</meta:editing-duration>
    <meta:document-statistic meta:page-count="5" meta:paragraph-count="11" meta:word-count="896" meta:character-count="5993" meta:row-count="42" meta:non-whitespace-character-count="5108"/>
  </office:meta>
</office:document-meta>
</file>